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422000000982DE72C8379A885FD.png" manifest:media-type="image/png"/>
  <manifest:file-entry manifest:full-path="Pictures/1000020100000422000000A2E1D00A8A5D5ADE24.png" manifest:media-type="image/png"/>
  <manifest:file-entry manifest:full-path="Pictures/1000020100000422000000B2AF1DADA128EDDE5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eehive-title">
      <style:graphic-properties draw:auto-grow-height="true" fo:min-height="4.506cm"/>
    </style:style>
    <style:style style:name="pr2" style:family="presentation" style:parent-style-name="Beehive-subtitle">
      <style:graphic-properties draw:fill-color="#ffffff" draw:auto-grow-height="true" fo:min-height="3.2cm"/>
    </style:style>
    <style:style style:name="pr3" style:family="presentation" style:parent-style-name="Beehive-notes">
      <style:graphic-properties draw:fill-color="#ffffff" fo:min-height="13.364cm"/>
    </style:style>
    <style:style style:name="pr4" style:family="presentation" style:parent-style-name="Beehive1-title">
      <style:graphic-properties draw:auto-grow-height="true" fo:min-height="3.506cm"/>
    </style:style>
    <style:style style:name="pr5" style:family="presentation" style:parent-style-name="Beehive1-outline1">
      <style:graphic-properties fo:min-height="2.95cm"/>
    </style:style>
    <style:style style:name="pr6" style:family="presentation" style:parent-style-name="Beehive1-notes">
      <style:graphic-properties draw:fill-color="#ffffff" draw:auto-grow-height="true" fo:min-height="13.364cm"/>
    </style:style>
    <style:style style:name="pr7" style:family="presentation" style:parent-style-name="Beehive1-title">
      <style:graphic-properties fo:min-height="3.506cm"/>
    </style:style>
    <style:style style:name="pr8" style:family="presentation" style:parent-style-name="Beehive1-outline1">
      <style:graphic-properties fo:min-height="11.929cm"/>
    </style:style>
    <style:style style:name="pr9" style:family="presentation" style:parent-style-name="Beehive1-notes">
      <style:graphic-properties draw:fill-color="#ffffff" fo:min-height="13.364cm"/>
    </style:style>
    <style:style style:name="P1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layer="layout" svg:width="25.199cm" svg:height="4.506cm" svg:x="1.401cm" svg:y="7.094cm" presentation:class="title" presentation:user-transformed="true">
          <draw:text-box>
            <text:p>Bo’s Portfolio</text:p>
          </draw:text-box>
        </draw:frame>
        <draw:frame presentation:style-name="pr2" draw:text-style-name="P1" draw:layer="layout" svg:width="25.199cm" svg:height="3.2cm" svg:x="1.4cm" svg:y="12.6cm" presentation:class="subtitle" presentation:user-transformed="true">
          <draw:text-box>
            <text:p>Created by: Wibowo Sutanto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ntents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esign Process</text:p>
              </text:list-item>
              <text:list-item>
                <text:p>Decisions</text:p>
              </text:list-item>
              <text:list-item>
                <text:p>Challenges</text:p>
              </text:list-item>
              <text:list-item>
                <text:p>Ethical issues</text:p>
              </text:list-item>
              <text:list-item>
                <text:p>Favourite par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esign process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Hand drawn prototype</text:p>
              </text:list-item>
              <text:list-item>
                <text:p>Wireframe</text:p>
              </text:list-item>
              <text:list-item>
                <text:p>Mood boarding</text:p>
              </text:list-item>
              <text:list-item>
                <text:p>Write contents for web page</text:p>
              </text:list-item>
              <text:list-item>
                <text:p>Write Html and scss</text:p>
              </text:list-item>
              <text:list-item>
                <text:p>Test for responsivenes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Decisions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imple Design</text:p>
              </text:list-item>
              <text:list-item>
                <text:p>Yellow theme</text:p>
              </text:list-item>
              <text:list-item>
                <text:p>Include some simple animations</text:p>
              </text:list-item>
              <text:list-item>
                <text:p>Anchoring Nav bar</text:p>
              </text:list-item>
              <text:list-item>
                <text:p>Flex-box format</text:p>
              </text:list-item>
              <text:list-item>
                <text:p>1 page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Challenges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Getting the right orientation for the flex box </text:p>
              </text:list-item>
              <text:list-item>
                <text:p>Responsiveness</text:p>
              </text:list-item>
              <text:list-item>
                <text:p>Aligning text inside a flexbox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Ethical Issues</text:p>
          </draw:text-box>
        </draw:frame>
        <draw:frame presentation:style-name="pr8" draw:layer="layout" svg:width="25.199cm" svg:height="12.179cm" svg:x="1.4cm" svg:y="4.914cm" presentation:class="outline">
          <draw:text-box>
            <text:list text:style-name="L2">
              <text:list-item>
                <text:p>Copy right issues with logo</text:p>
              </text:list-item>
              <text:list-item>
                <text:p>Google requires permission to use their logo</text:p>
              </text:list-item>
              <text:list-item>
                <text:p>Linked in is happy with TM sign</text:p>
              </text:list-item>
              <text:list-item>
                <text:p>Github don’t mind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Favourites</text:p>
          </draw:text-box>
        </draw:frame>
        <draw:frame presentation:style-name="pr8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aving reached the goals I set</text:p>
              </text:list-item>
              <text:list-item>
                <text:p>Fixing bugs </text:p>
              </text:list-item>
              <text:list-item>
                <text:p>Using scss to tidy up code 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eehive1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Questions?</text:p>
          </draw:text-box>
        </draw:frame>
        <draw:frame presentation:style-name="pr8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shrink-to-fit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top="0cm" fo:margin-bottom="0.4cm"/>
      <style:text-properties fo:font-size="28pt"/>
    </style:style>
    <style:style style:name="Beehive-outline3" style:family="presentation" style:parent-style-name="Beehive-outline2">
      <style:paragraph-properties fo:margin-top="0cm" fo:margin-bottom="0.3cm"/>
      <style:text-properties fo:font-size="24pt"/>
    </style:style>
    <style:style style:name="Beehive-outline4" style:family="presentation" style:parent-style-name="Beehive-outline3">
      <style:paragraph-properties fo:margin-top="0cm" fo:margin-bottom="0.2cm"/>
      <style:text-properties fo:font-size="20pt"/>
    </style:style>
    <style:style style:name="Beehive-outline5" style:family="presentation" style:parent-style-name="Beehive-outline4">
      <style:paragraph-properties fo:margin-top="0cm" fo:margin-bottom="0.1cm"/>
      <style:text-properties fo:font-size="20pt"/>
    </style:style>
    <style:style style:name="Beehive-outline6" style:family="presentation" style:parent-style-name="Beehive-outline5">
      <style:paragraph-properties fo:margin-top="0cm" fo:margin-bottom="0.1cm"/>
      <style:text-properties fo:font-size="20pt"/>
    </style:style>
    <style:style style:name="Beehive-outline7" style:family="presentation" style:parent-style-name="Beehive-outline6">
      <style:paragraph-properties fo:margin-top="0cm" fo:margin-bottom="0.1cm"/>
      <style:text-properties fo:font-size="20pt"/>
    </style:style>
    <style:style style:name="Beehive-outline8" style:family="presentation" style:parent-style-name="Beehive-outline7">
      <style:paragraph-properties fo:margin-top="0cm" fo:margin-bottom="0.1cm"/>
      <style:text-properties fo:font-size="20pt"/>
    </style:style>
    <style:style style:name="Beehive-outline9" style:family="presentation" style:parent-style-name="Beehive-outline8">
      <style:paragraph-properties fo:margin-top="0cm" fo:margin-bottom="0.1cm"/>
      <style:text-properties fo:font-size="20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shrink-to-fit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top="0cm" fo:margin-bottom="0.4cm"/>
      <style:text-properties fo:font-size="28pt"/>
    </style:style>
    <style:style style:name="Beehive1-outline3" style:family="presentation" style:parent-style-name="Beehive1-outline2">
      <style:paragraph-properties fo:margin-top="0cm" fo:margin-bottom="0.3cm"/>
      <style:text-properties fo:font-size="24pt"/>
    </style:style>
    <style:style style:name="Beehive1-outline4" style:family="presentation" style:parent-style-name="Beehive1-outline3">
      <style:paragraph-properties fo:margin-top="0cm" fo:margin-bottom="0.2cm"/>
      <style:text-properties fo:font-size="20pt"/>
    </style:style>
    <style:style style:name="Beehive1-outline5" style:family="presentation" style:parent-style-name="Beehive1-outline4">
      <style:paragraph-properties fo:margin-top="0cm" fo:margin-bottom="0.1cm"/>
      <style:text-properties fo:font-size="20pt"/>
    </style:style>
    <style:style style:name="Beehive1-outline6" style:family="presentation" style:parent-style-name="Beehive1-outline5">
      <style:paragraph-properties fo:margin-top="0cm" fo:margin-bottom="0.1cm"/>
      <style:text-properties fo:font-size="20pt"/>
    </style:style>
    <style:style style:name="Beehive1-outline7" style:family="presentation" style:parent-style-name="Beehive1-outline6">
      <style:paragraph-properties fo:margin-top="0cm" fo:margin-bottom="0.1cm"/>
      <style:text-properties fo:font-size="20pt"/>
    </style:style>
    <style:style style:name="Beehive1-outline8" style:family="presentation" style:parent-style-name="Beehive1-outline7">
      <style:paragraph-properties fo:margin-top="0cm" fo:margin-bottom="0.1cm"/>
      <style:text-properties fo:font-size="20pt"/>
    </style:style>
    <style:style style:name="Beehive1-outline9" style:family="presentation" style:parent-style-name="Beehive1-outline8">
      <style:paragraph-properties fo:margin-top="0cm" fo:margin-bottom="0.1cm"/>
      <style:text-properties fo:font-size="20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eehi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eehi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49cm"/>
    </style:style>
    <style:style style:name="Mpr5" style:family="presentation" style:parent-style-name="Beehive1-backgroundobjects">
      <style:graphic-properties draw:stroke="none" draw:fill="none" draw:fill-color="#ffffff" draw:auto-grow-height="false" fo:min-height="1.485cm"/>
    </style:style>
    <style:style style:name="Mpr6" style:family="presentation" style:parent-style-name="Beehi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eehive" style:page-layout-name="PM1" draw:style-name="Mdp1">
      <draw:frame draw:style-name="Mgr3" draw:text-style-name="MP5" draw:layer="backgroundobjects" svg:width="27.991cm" svg:height="4.285cm" svg:x="0cm" svg:y="16.713cm">
        <draw:image xlink:href="Pictures/1000020100000422000000A2E1D00A8A5D5ADE24.png" xlink:type="simple" xlink:show="embed" xlink:actuate="onLoad">
          <text:p/>
        </draw:image>
      </draw:frame>
      <draw:frame presentation:style-name="Beehive-title" draw:layer="backgroundobjects" svg:width="25.199cm" svg:height="4.506cm" svg:x="1.401cm" svg:y="7.094cm" presentation:class="title" presentation:placeholder="true">
        <draw:text-box/>
      </draw:frame>
      <draw:frame presentation:style-name="Beehive-outline1" draw:layer="backgroundobjects" svg:width="25.199cm" svg:height="3.2cm" svg:x="1.4cm" svg:y="12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7.992cm" svg:height="4.709cm" svg:x="0cm" svg:y="0cm">
        <draw:image xlink:href="Pictures/1000020100000422000000B2AF1DADA128EDDE54.png" xlink:type="simple" xlink:show="embed" xlink:actuate="onLoad">
          <text:p/>
        </draw:image>
      </draw:fram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draw:frame draw:style-name="Mgr3" draw:text-style-name="MP5" draw:layer="backgroundobjects" svg:width="27.991cm" svg:height="4.031cm" svg:x="0cm" svg:y="16.968cm">
        <draw:image xlink:href="Pictures/1000020100000422000000982DE72C8379A885FD.png" xlink:type="simple" xlink:show="embed" xlink:actuate="onLoad">
          <text:p/>
        </draw:image>
      </draw:frame>
      <draw:frame presentation:style-name="Beehive1-title" draw:layer="backgroundobjects" svg:width="25.199cm" svg:height="3.506cm" svg:x="1.4cm" svg:y="0.837cm" presentation:class="title" presentation:placeholder="true">
        <draw:text-box/>
      </draw:frame>
      <draw:frame presentation:style-name="Beehive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21T11:00:52.494060217</meta:creation-date>
    <meta:editing-duration>PT2M53S</meta:editing-duration>
    <meta:editing-cycles>3</meta:editing-cycles>
    <meta:generator>LibreOffice/6.0.3.2$Linux_X86_64 LibreOffice_project/00m0$Build-2</meta:generator>
    <dc:title>Beehive</dc:title>
    <dc:date>2018-09-23T23:43:40.733253754</dc:date>
    <meta:document-statistic meta:object-count="67"/>
  </office:meta>
</office:document-meta>
</file>